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svg:stroke-color="#000080" draw:marker-end="Arrow" draw:marker-end-width="0.3cm"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color="#000080" draw:fill="none" draw:textarea-horizontal-align="center" draw:textarea-vertical-align="middle"/>
    </style:style>
    <style:style style:name="gr7" style:family="graphic" style:parent-style-name="objectwithoutfill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7cm" fo:min-width="0cm"/>
    </style:style>
    <style:style style:name="gr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svg:stroke-color="#00008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ff"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color="#0000ff" fo:font-size="10pt" style:font-size-asian="10pt" style:font-size-complex="10pt"/>
    </style:style>
    <style:style style:name="T1" style:family="text">
      <style:text-properties fo:color="#0000ff" fo:font-size="10pt" style:font-size-asian="10pt" style:font-size-complex="10pt"/>
    </style:style>
    <style:style style:name="T2" style:family="text">
      <style:text-properties fo:color="#000000" fo:font-size="10pt" style:font-size-asian="10pt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ae0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1" draw:layer="layout" svg:width="15.5cm" svg:height="7.5cm" svg:x="2.5cm" svg:y="2cm">
          <text:p/>
        </draw:ellipse>
        <draw:ellipse draw:style-name="gr2" draw:text-style-name="P1" xml:id="id1" draw:id="id1" draw:layer="layout" svg:width="4cm" svg:height="2cm" svg:x="3.5cm" svg:y="4.5cm">
          <text:p text:style-name="P1">Idle</text:p>
        </draw:ellipse>
        <draw:ellipse draw:style-name="gr2" draw:text-style-name="P1" xml:id="id2" draw:id="id2" draw:layer="layout" svg:width="5cm" svg:height="2cm" svg:x="12cm" svg:y="4.5cm">
          <text:p text:style-name="P1">Running</text:p>
        </draw:ellipse>
        <draw:connector draw:style-name="gr3" draw:text-style-name="P2" draw:layer="layout" draw:type="curve" svg:x1="5.5cm" svg:y1="4.5cm" svg:x2="14.5cm" svg:y2="4.5cm" draw:start-shape="id1" draw:start-glue-point="0" draw:end-shape="id2" svg:d="m5500 4500c0-751 9000-751 9000 0">
          <text:p text:style-name="P1"><text:span text:style-name="T1">SubmitAnswer(idg, ida)</text:span></text:p>
          <text:p text:style-name="P1"><text:span text:style-name="T2">[group]</text:span></text:p>
        </draw:connector>
        <draw:connector draw:style-name="gr4" draw:text-style-name="P3" draw:layer="layout" draw:type="curve" svg:x1="14.5cm" svg:y1="6.5cm" svg:x2="5.5cm" svg:y2="6.5cm" draw:start-shape="id2" draw:start-glue-point="2" draw:end-shape="id1" svg:d="m14500 6500c0 751-9000 751-9000 0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Cancel</text:span></text:p>
          <text:p text:style-name="P1"><text:span text:style-name="T3">[teacher]</text:span></text:p>
        </draw:connector>
        <draw:frame draw:style-name="gr5" draw:text-style-name="P4" draw:layer="controls" svg:width="2.818cm" svg:height="0.645cm" svg:x="8.5cm" svg:y="5cm">
          <draw:text-box>
            <text:p><text:span text:style-name="T1">UpdateAllMark</text:span></text:p>
          </draw:text-box>
        </draw:frame>
        <draw:path draw:style-name="gr6" draw:text-style-name="P1" draw:layer="controls" svg:width="0.944cm" svg:height="1.118cm" draw:transform="rotate (1.5707963267946) translate (15.6680000000003cm 4.76500000000128cm)" svg:viewBox="0 0 945 1119" svg:d="m166 0c247 13 639 26 664 356 18 238 277 582-48 711-229 91-579 87-711-214l-71-237 237 48 143 71">
          <text:p/>
        </draw:path>
        <draw:polyline draw:style-name="gr7" draw:text-style-name="P1" draw:layer="controls" svg:width="0.473cm" svg:height="0cm" svg:x="16.284cm" svg:y="4.765cm" svg:viewBox="0 0 474 0" draw:points="0,0 237,0 474,0 474,0">
          <text:p/>
        </draw:polyline>
        <draw:frame draw:style-name="gr5" draw:text-style-name="P2" draw:layer="controls" svg:width="4.151cm" svg:height="1.039cm" svg:x="15.22cm" svg:y="3.355cm">
          <draw:text-box>
            <text:p text:style-name="P1"><text:span text:style-name="T1">SubmitAnswer(idg, ida)</text:span></text:p>
            <text:p text:style-name="P1"><text:span text:style-name="T2">[group]</text:span></text:p>
          </draw:text-box>
        </draw:frame>
        <draw:path draw:style-name="gr6" draw:text-style-name="P1" draw:layer="controls" svg:width="1.117cm" svg:height="0.89cm" draw:transform="rotate (-1.21143303381022) translate (4.33060809603561cm 6.03424875236408cm)" svg:viewBox="0 0 1118 891" svg:d="m365 2c241-7 540-5 691 184 162 203-18 553-273 657-239 98-566 52-691-183-302-571 221-48 386-83v0">
          <text:p/>
        </draw:path>
        <draw:polyline draw:style-name="gr6" draw:text-style-name="P1" draw:layer="controls" svg:width="-0.45cm" svg:height="-0.047cm" svg:x="3.959cm" svg:y="6.211cm" svg:viewBox="0 0 -451 -48" draw:points="0,48 237,48 451,0">
          <text:p/>
        </draw:polyline>
        <draw:frame draw:style-name="gr8" draw:text-style-name="P4" draw:layer="controls" svg:width="2.424cm" svg:height="1.039cm" svg:x="3.076cm" svg:y="7cm">
          <draw:text-box>
            <text:p><text:span text:style-name="T1">UpdateMark</text:span></text:p>
            <text:p text:style-name="P1"><text:span text:style-name="T2">[teacher]</text:span></text:p>
          </draw:text-box>
        </draw:frame>
        <draw:line draw:style-name="gr9" draw:text-style-name="P1" draw:layer="controls" svg:x1="7.5cm" svg:y1="9.2cm" svg:x2="6.5cm" svg:y2="11.7cm">
          <text:p/>
        </draw:line>
        <draw:line draw:style-name="gr9" draw:text-style-name="P1" draw:layer="controls" svg:x1="10cm" svg:y1="9.5cm" svg:x2="10cm" svg:y2="12cm">
          <text:p/>
        </draw:line>
        <draw:line draw:style-name="gr9" draw:text-style-name="P1" draw:layer="controls" svg:x1="12.5cm" svg:y1="9.3cm" svg:x2="13.5cm" svg:y2="11.8cm">
          <text:p/>
        </draw:line>
        <draw:frame draw:style-name="gr5" draw:text-style-name="P3" draw:layer="controls" svg:width="2.953cm" svg:height="1.039cm" svg:x="4.9cm" svg:y="11.661cm">
          <draw:text-box>
            <text:p text:style-name="P1"><text:span text:style-name="T4">GetMark(ide)</text:span></text:p>
            <text:p text:style-name="P1"><text:span text:style-name="T3">[teacher, group]</text:span></text:p>
          </draw:text-box>
        </draw:frame>
        <draw:frame draw:style-name="gr5" draw:text-style-name="P3" draw:layer="controls" svg:width="1.874cm" svg:height="1.039cm" svg:x="9.062cm" svg:y="11.896cm">
          <draw:text-box>
            <text:p text:style-name="P1"><text:span text:style-name="T4">Group</text:span></text:p>
            <text:p text:style-name="P1"><text:span text:style-name="T3">[teacher]</text:span></text:p>
          </draw:text-box>
        </draw:frame>
        <draw:frame draw:style-name="gr5" draw:text-style-name="P3" draw:layer="controls" svg:width="3.131cm" svg:height="1.039cm" svg:x="12.318cm" svg:y="11.7cm">
          <draw:text-box>
            <text:p text:style-name="P1"><text:span text:style-name="T4">GetExercise(ide)</text:span></text:p>
            <text:p text:style-name="P1"><text:span text:style-name="T3">[teacher, group]</text:span></text:p>
          </draw:text-box>
        </draw:frame>
        <draw:connector draw:style-name="gr10" draw:text-style-name="P1" draw:layer="layout" svg:x1="7.5cm" svg:y1="5.5cm" svg:x2="12cm" svg:y2="5.5cm" draw:start-shape="id1" draw:start-glue-point="1" draw:end-shape="id2" draw:end-glue-point="3" svg:d="m7500 5500h4500">
          <text:p/>
        </draw:connector>
        <draw:path draw:style-name="gr6" draw:text-style-name="P1" draw:layer="layout" svg:width="0.88cm" svg:height="0.902cm" draw:transform="rotate (-0.3200933848157) translate (16.7455215070316cm 5.54439567280462cm)" svg:viewBox="0 0 881 903" svg:d="m273 3c217-12 572 1 605 286 28 236-155 438-367 565-260 156-443-95-511-274l259 48v0">
          <text:p/>
        </draw:path>
        <draw:path draw:style-name="gr6" draw:text-style-name="P1" draw:layer="layout" svg:width="0.263cm" svg:height="0.021cm" draw:transform="rotate (-2.12668369355469) translate (16.5608180808869cm 6.10669045177269cm)" svg:viewBox="0 0 264 22" svg:d="m0 22 235-22 29 7">
          <text:p/>
        </draw:path>
        <draw:frame draw:style-name="gr5" draw:text-style-name="P3" draw:layer="layout" svg:width="3.131cm" svg:height="1.039cm" svg:x="15.8cm" svg:y="6.3cm">
          <draw:text-box>
            <text:p text:style-name="P1"><text:span text:style-name="T1">UpdateMark(ide)</text:span></text:p>
            <text:p text:style-name="P1"><text:span text:style-name="T3">[teacher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lexandre Ly</meta:initial-creator>
    <meta:creation-date>2014-08-05T19:41:15</meta:creation-date>
    <dc:date>2014-08-05T21:50:26</dc:date>
    <dc:creator>Alexandre Ly</dc:creator>
    <meta:editing-duration>PT29M34S</meta:editing-duration>
    <meta:editing-cycles>3</meta:editing-cycles>
    <meta:generator>OpenOffice.org/3.3$Unix OpenOffice.org_project/330m20$Build-9567</meta:generator>
    <meta:document-statistic meta:object-count="22"/>
  </office:meta>
</office:document-meta>
</file>